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8a6" officeooo:paragraph-rsid="0010b8a6"/>
    </style:style>
    <style:style style:name="P2" style:family="paragraph" style:parent-style-name="Standard">
      <style:text-properties fo:font-weight="bold" officeooo:rsid="0010b8a6" officeooo:paragraph-rsid="0010b8a6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0b8a6" officeooo:paragraph-rsid="0010b8a6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0b8a6" officeooo:paragraph-rsid="0010b8a6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weight="bold" officeooo:rsid="0010b8a6" officeooo:paragraph-rsid="0010b8a6" style:font-weight-asian="bold" style:font-weight-complex="bold"/>
    </style:style>
    <style:style style:name="P6" style:family="paragraph" style:parent-style-name="Standard">
      <style:text-properties fo:font-weight="bold" officeooo:rsid="0010b8a6" officeooo:paragraph-rsid="0010b8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0b8a6" officeooo:paragraph-rsid="0010b8a6" fo:background-color="#ffff0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 user to a group on Grappelli</text:p>
      <text:p text:style-name="P1"/>
      <text:p text:style-name="P2">#Connect to the server</text:p>
      <text:p text:style-name="P1">&gt;ssh <text:a xlink:type="simple" xlink:href="mailto:ashwini@grappelli" text:style-name="Internet_20_link" text:visited-style-name="Visited_20_Internet_20_Link">ashwini@grappelli</text:a></text:p>
      <text:p text:style-name="P1"/>
      <text:p text:style-name="P3">#To open with the text editor access:</text:p>
      <text:p text:style-name="P3">&gt;ssh -X <text:a xlink:type="simple" xlink:href="mailto:ashwini@grappelli" text:style-name="Internet_20_link" text:visited-style-name="Visited_20_Internet_20_Link">ashwini@grappelli</text:a></text:p>
      <text:p text:style-name="P1"/>
      <text:p text:style-name="P2">#Make sure you are in root directory</text:p>
      <text:p text:style-name="P1">&gt; cd ../..</text:p>
      <text:p text:style-name="P1"/>
      <text:p text:style-name="P3">#Check to see if you are in the root. (You should see a forward slash “/”)</text:p>
      <text:p text:style-name="P3">&gt; pwd</text:p>
      <text:p text:style-name="P4"/>
      <text:p text:style-name="P5">#Open the file that contains user information (/etc/group)</text:p>
      <text:p text:style-name="P4">&gt; gvim /etc/group</text:p>
      <text:p text:style-name="P4"><text:tab/></text:p>
      <text:p text:style-name="P3">#Since in this example I was looking to see if I have access to the group: mcb, I scrolled down to find mcb. In the list of users specified check to see if your NetID is there. If not add it. Saving it on terminal (&gt;:w!)</text:p>
      <text:p text:style-name="P3"/>
      <text:p text:style-name="P5">Alternatively, the users are also added through LDAP server UI link:</text:p>
      <text:p text:style-name="P4"/>
      <text:p text:style-name="P4"><text:a xlink:type="simple" xlink:href="https://www-s.life.illinois.edu/phpldapadmin/htdocs/index.php" text:style-name="Internet_20_link" text:visited-style-name="Visited_20_Internet_20_Link">https://www-s.life.illinois.edu/phpldapadmin/htdocs/index.php</text:a></text:p>
      <text:p text:style-name="P4"/>
      <text:p text:style-name="P4">Login with the admin password (???)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1:59:30.695889662</meta:creation-date>
    <dc:date>2015-03-10T12:31:36.791633593</dc:date>
    <meta:editing-duration>PT15M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126" meta:character-count="723" meta:non-whitespace-character-count="611"/>
  </office:meta>
</office:document-meta>
</file>